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100000321D2876C16C42F49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b3103" officeooo:paragraph-rsid="001b310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berwell Parrot</text:p>
      <text:p text:style-name="P1">Rev 2. GPIO / Pin Assignments</text:p>
      <text:p text:style-name="Standard"/>
      <text:p text:style-name="Standard"><draw:frame draw:style-name="fr1" draw:name="Image1" text:anchor-type="char" svg:width="16.96cm" svg:height="21.193cm" draw:z-index="0"><draw:image xlink:href="Pictures/100000000000028100000321D2876C16C42F49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4:34:52.070000000</meta:creation-date>
    <dc:date>2024-12-24T14:37:47.093000000</dc:date>
    <meta:editing-duration>PT2M55S</meta:editing-duration>
    <meta:editing-cycles>1</meta:editing-cycles>
    <meta:document-statistic meta:table-count="0" meta:image-count="1" meta:object-count="0" meta:page-count="1" meta:paragraph-count="2" meta:word-count="8" meta:character-count="46" meta:non-whitespace-character-count="40"/>
    <meta:generator>LibreOffice/7.6.2.1$Windows_X86_64 LibreOffice_project/56f7684011345957bbf33a7ee678afaf4d2ba333</meta:generator>
  </office:meta>
</office:document-meta>
</file>